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7.2311in" svg:y="1.4224in">
            <draw:object draw:notify-on-update-of-ranges="Sheet1.A1:Sheet1.A1 Sheet1.B1:Sheet1.H1 Sheet1.A2:Sheet1.A2 Sheet1.B2:Sheet1.G2 Sheet1.A3:Sheet1.A3 Sheet1.B3:Sheet1.H3 Sheet1.A4:Sheet1.A4 Sheet1.B4:Sheet1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9079in" svg:height="3.5453in" svg:x="1.0402in" svg:y="1.4433in">
            <draw:object draw:notify-on-update-of-ranges="Sheet1.B5:Sheet1.B5 Sheet1.B5:Sheet1.H5 Sheet1.B6:Sheet1.H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1 Trucks</text:p>
          </table:table-cell>
          <table:table-cell office:value-type="string" calcext:value-type="string">
            <text:p>2 Trucks</text:p>
          </table:table-cell>
          <table:table-cell office:value-type="string" calcext:value-type="string">
            <text:p>3 Trucks</text:p>
          </table:table-cell>
          <table:table-cell office:value-type="string" calcext:value-type="string">
            <text:p>4 Trucks</text:p>
          </table:table-cell>
          <table:table-cell office:value-type="string" calcext:value-type="string">
            <text:p>5 Trucks</text:p>
          </table:table-cell>
          <table:table-cell office:value-type="string" calcext:value-type="string">
            <text:p>6 Trucks</text:p>
          </table:table-cell>
          <table:table-cell office:value-type="string" calcext:value-type="string">
            <text:p>7 Tru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1</text:p>
          </table:table-cell>
          <table:table-cell office:value-type="float" office:value="15.7895" calcext:value-type="float">
            <text:p>15.7895</text:p>
          </table:table-cell>
          <table:table-cell office:value-type="float" office:value="32.6316" calcext:value-type="float">
            <text:p>32.6316</text:p>
          </table:table-cell>
          <table:table-cell office:value-type="float" office:value="48.4211" calcext:value-type="float">
            <text:p>48.4211</text:p>
          </table:table-cell>
          <table:table-cell office:value-type="float" office:value="67.3684" calcext:value-type="float">
            <text:p>67.3684</text:p>
          </table:table-cell>
          <table:table-cell office:value-type="float" office:value="92.6316" calcext:value-type="float">
            <text:p>92.6316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Trucks</text:p>
          </table:table-cell>
        </table:table-row>
        <table:table-row table:style-name="ro1">
          <table:table-cell office:value-type="string" calcext:value-type="string">
            <text:p>Region 2</text:p>
          </table:table-cell>
          <table:table-cell office:value-type="float" office:value="13.5135" calcext:value-type="float">
            <text:p>13.5135</text:p>
          </table:table-cell>
          <table:table-cell office:value-type="float" office:value="27.027" calcext:value-type="float">
            <text:p>27.027</text:p>
          </table:table-cell>
          <table:table-cell office:value-type="float" office:value="45.045" calcext:value-type="float">
            <text:p>45.045</text:p>
          </table:table-cell>
          <table:table-cell office:value-type="float" office:value="57.6577" calcext:value-type="float">
            <text:p>57.6577</text:p>
          </table:table-cell>
          <table:table-cell office:value-type="float" office:value="67.5676" calcext:value-type="float">
            <text:p>67.5676</text:p>
          </table:table-cell>
          <table:table-cell office:value-type="float" office:value="85.5859" calcext:value-type="float">
            <text:p>85.585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3</text:p>
          </table:table-cell>
          <table:table-cell office:value-type="float" office:value="14.5936" calcext:value-type="float">
            <text:p>14.5936</text:p>
          </table:table-cell>
          <table:table-cell office:value-type="float" office:value="35.1064" calcext:value-type="float">
            <text:p>35.1064</text:p>
          </table:table-cell>
          <table:table-cell office:value-type="float" office:value="44.6809" calcext:value-type="float">
            <text:p>44.6809</text:p>
          </table:table-cell>
          <table:table-cell office:value-type="float" office:value="68.0851" calcext:value-type="float">
            <text:p>68.0851</text:p>
          </table:table-cell>
          <table:table-cell office:value-type="float" office:value="82.9787" calcext:value-type="float">
            <text:p>82.978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table:formula="of:=SUM([.B2]*95 + [.B3]*111 + [.B4]*94)/300" office:value-type="float" office:value="14.5726646666667" calcext:value-type="float">
            <text:p>14.5726646666667</text:p>
          </table:table-cell>
          <table:table-cell table:formula="of:=SUM([.C2]*95 + [.C3]*111 + [.C4]*94)/300" office:value-type="float" office:value="31.3333353333333" calcext:value-type="float">
            <text:p>31.3333353333333</text:p>
          </table:table-cell>
          <table:table-cell table:formula="of:=SUM([.D2]*95 + [.D3]*111 + [.D4]*94)/300" office:value-type="float" office:value="46.0000136666667" calcext:value-type="float">
            <text:p>46.0000136666667</text:p>
          </table:table-cell>
          <table:table-cell table:formula="of:=SUM([.E2]*95 + [.E3]*111 + [.E4]*94)/300" office:value-type="float" office:value="64.000007" calcext:value-type="float">
            <text:p>64.000007</text:p>
          </table:table-cell>
          <table:table-cell table:formula="of:=SUM([.F2]*95 + [.F3]*111 + [.F4]*94)/300" office:value-type="float" office:value="80.3333446666667" calcext:value-type="float">
            <text:p>80.3333446666667</text:p>
          </table:table-cell>
          <table:table-cell table:formula="of:=SUM([.G2]*95 + [.G3]*111 + [.G4]*94)/300" office:value-type="float" office:value="94.666783" calcext:value-type="float">
            <text:p>94.666783</text:p>
          </table:table-cell>
          <table:table-cell table:formula="of:=SUM([.H2]*95 + [.H3]*111 + [.H4]*94)/300"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15:14:31.3219426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21:16:49.795399116</meta:creation-date>
    <dc:date>2022-07-08T16:11:12.950219573</dc:date>
    <meta:editing-duration>PT1H14M52S</meta:editing-duration>
    <meta:editing-cycles>7</meta:editing-cycles>
    <meta:generator>LibreOffice/7.3.3.2$Linux_X86_64 LibreOffice_project/d1d0ea68f081ee2800a922cac8f79445e4603348</meta:generator>
    <meta:document-statistic meta:table-count="1" meta:cell-count="4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family="'Roboto Medium'" style:font-style-name="Regular" fo:font-size="10.5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094cm" svg:y="0.319cm" chart:style-name="ch2">
          <text:p>Number of Trucks VS Percentage of Bins visited</text:p>
        </chart:title>
        <chart:legend chart:legend-position="end" svg:x="13.16cm" svg:y="3.667cm" style:legend-expansion="high" chart:style-name="ch3"/>
        <chart:plot-area chart:style-name="ch4" table:cell-range-address="Sheet1.A1:Sheet1.H1 Sheet1.A2:Sheet1.G2 Sheet1.A3:Sheet1.H3 Sheet1.A4:Sheet1.G4" chart:data-source-has-labels="both" svg:x="1.495cm" svg:y="1.222cm" svg:width="11.785cm" svg:height="6.566cm">
          <chart:coordinate-region svg:x="2.302cm" svg:y="1.421cm" svg:width="10.302cm" svg:height="5.72cm"/>
          <chart:axis chart:dimension="x" chart:name="primary-x" chart:style-name="ch5" chartooo:axis-type="auto">
            <chartooo:date-scale/>
            <chart:title svg:x="6.06cm" svg:y="7.968cm" chart:style-name="ch6">
              <text:p>Number of Trucks</text:p>
            </chart:title>
            <chart:categories table:cell-range-address="Sheet1.B1:Sheet1.H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616cm" svg:y="6.613cm" chart:style-name="ch10">
              <text:p>Percentage of Bins collected</text:p>
            </chart:title>
            <chart:grid chart:style-name="ch7" chart:class="major"/>
          </chart:axis>
          <chart:series chart:style-name="ch11" chart:values-cell-range-address="Sheet1.B2:Sheet1.G2" chart:label-cell-address="Sheet1.A2:Sheet1.A2" chart:class="chart:line">
            <chart:data-point chart:repeated="6"/>
          </chart:series>
          <chart:series chart:style-name="ch12" chart:values-cell-range-address="Sheet1.B3:Sheet1.H3" chart:label-cell-address="Sheet1.A3:Sheet1.A3" chart:class="chart:line">
            <chart:data-point chart:repeated="7"/>
          </chart:series>
          <chart:series chart:style-name="ch13" chart:values-cell-range-address="Sheet1.B4:Sheet1.G4" chart:label-cell-address="Sheet1.A4:Sheet1.A4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rucks</text:p>
                <draw:g>
                  <svg:desc>Sheet1.B1:Sheet1.H1</svg:desc>
                </draw:g>
              </table:table-cell>
              <table:table-cell office:value-type="string">
                <text:p>2 Trucks</text:p>
              </table:table-cell>
              <table:table-cell office:value-type="string">
                <text:p>3 Trucks</text:p>
              </table:table-cell>
              <table:table-cell office:value-type="string">
                <text:p>4 Trucks</text:p>
              </table:table-cell>
              <table:table-cell office:value-type="string">
                <text:p>5 Trucks</text:p>
              </table:table-cell>
              <table:table-cell office:value-type="string">
                <text:p>6 Trucks</text:p>
              </table:table-cell>
              <table:table-cell office:value-type="string">
                <text:p>7 Trucks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2:Sheet1.A2</svg:desc>
                </draw:g>
              </table:table-cell>
              <table:table-cell office:value-type="float" office:value="15.7895">
                <text:p>15.7895</text:p>
                <draw:g>
                  <svg:desc>Sheet1.B2:Sheet1.G2</svg:desc>
                </draw:g>
              </table:table-cell>
              <table:table-cell office:value-type="float" office:value="32.6316">
                <text:p>32.6316</text:p>
              </table:table-cell>
              <table:table-cell office:value-type="float" office:value="48.4211">
                <text:p>48.4211</text:p>
              </table:table-cell>
              <table:table-cell office:value-type="float" office:value="67.3684">
                <text:p>67.3684</text:p>
              </table:table-cell>
              <table:table-cell office:value-type="float" office:value="92.6316">
                <text:p>92.6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gion 2</text:p>
                <draw:g>
                  <svg:desc>Sheet1.A3:Sheet1.A3</svg:desc>
                </draw:g>
              </table:table-cell>
              <table:table-cell office:value-type="float" office:value="13.5135">
                <text:p>13.5135</text:p>
                <draw:g>
                  <svg:desc>Sheet1.B3:Sheet1.H3</svg:desc>
                </draw:g>
              </table:table-cell>
              <table:table-cell office:value-type="float" office:value="27.027">
                <text:p>27.027</text:p>
              </table:table-cell>
              <table:table-cell office:value-type="float" office:value="45.045">
                <text:p>45.045</text:p>
              </table:table-cell>
              <table:table-cell office:value-type="float" office:value="57.6577">
                <text:p>57.6577</text:p>
              </table:table-cell>
              <table:table-cell office:value-type="float" office:value="67.5676">
                <text:p>67.5676</text:p>
              </table:table-cell>
              <table:table-cell office:value-type="float" office:value="85.5859">
                <text:p>85.58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gion 3</text:p>
                <draw:g>
                  <svg:desc>Sheet1.A4:Sheet1.A4</svg:desc>
                </draw:g>
              </table:table-cell>
              <table:table-cell office:value-type="float" office:value="14.5936">
                <text:p>14.5936</text:p>
                <draw:g>
                  <svg:desc>Sheet1.B4:Sheet1.G4</svg:desc>
                </draw:g>
              </table:table-cell>
              <table:table-cell office:value-type="float" office:value="35.1064">
                <text:p>35.1064</text:p>
              </table:table-cell>
              <table:table-cell office:value-type="float" office:value="44.6809">
                <text:p>44.6809</text:p>
              </table:table-cell>
              <table:table-cell office:value-type="float" office:value="68.0851">
                <text:p>68.0851</text:p>
              </table:table-cell>
              <table:table-cell office:value-type="float" office:value="82.9787">
                <text:p>82.9787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7cm" svg:height="9.006cm" xlink:href=".." xlink:type="simple" chart:class="chart:scatter" chart:style-name="ch1">
        <chart:title svg:x="3.067cm" svg:y="0.316cm" chart:style-name="ch2">
          <text:p>Percentage Coverage VS Number of Trucks</text:p>
        </chart:title>
        <chart:plot-area chart:style-name="ch3" table:cell-range-address="Sheet1.B5:Sheet1.H6" chart:data-source-has-labels="column" svg:x="1.311cm" svg:y="1.275cm" svg:width="13.396cm" svg:height="6.57cm">
          <chart:coordinate-region svg:x="2.118cm" svg:y="1.474cm" svg:width="12.402cm" svg:height="5.724cm"/>
          <chart:axis chart:dimension="x" chart:name="primary-x" chart:style-name="ch4">
            <chart:title svg:x="6.682cm" svg:y="8.025cm" chart:style-name="ch5">
              <text:p>Number of Trucks</text:p>
            </chart:title>
            <chart:grid chart:style-name="ch6" chart:class="major"/>
          </chart:axis>
          <chart:axis chart:dimension="y" chart:name="primary-y" chart:style-name="ch7">
            <chart:title svg:x="0.451cm" svg:y="6.205cm" chart:style-name="ch8">
              <text:p>Percentage Coverage</text:p>
            </chart:title>
            <chart:grid chart:style-name="ch6" chart:class="major"/>
          </chart:axis>
          <chart:series chart:style-name="ch9" chart:values-cell-range-address="Sheet1.B6:Sheet1.H6" chart:class="chart:scatter">
            <chart:domain table:cell-range-address="Sheet1.B5:Sheet1.H5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5:Sheet1.H5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4.5726646666667">
                <text:p>14.5726646666667</text:p>
                <draw:g>
                  <svg:desc>Sheet1.B6:Sheet1.H6</svg:desc>
                </draw:g>
              </table:table-cell>
              <table:table-cell office:value-type="float" office:value="31.3333353333333">
                <text:p>31.3333353333333</text:p>
              </table:table-cell>
              <table:table-cell office:value-type="float" office:value="46.0000136666667">
                <text:p>46.0000136666667</text:p>
              </table:table-cell>
              <table:table-cell office:value-type="float" office:value="64.000007">
                <text:p>64.000007</text:p>
              </table:table-cell>
              <table:table-cell office:value-type="float" office:value="80.3333446666667">
                <text:p>80.3333446666667</text:p>
              </table:table-cell>
              <table:table-cell office:value-type="float" office:value="94.666783">
                <text:p>94.66678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